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n the Potentials of Extending Conventional Measurement Tools for Network Deployments using ALTO</text:h>
      <text:p text:style-name="Standard"/>
      <text:p text:style-name="Standard">In todays world it is common practice for ISP's to hide their network topology. It is their strategical advantage over the competition and </text:p>
      <text:p text:style-name="Standard"/>
      <text:p text:style-name="Standard">The aim of this Thesis is to explore the possibilities of using an ALTO server as a source of information for Internet measurement purposes. ALTO (application layer traffic optimization) is a protocol designed by the IETF to exchange data between a client server construct. The data for which an ALTO server can be queried is basic traffic optimization information that depending on the configuration can be a direct representation or a abstract (aggregated) view of the topology. The data gathered through the ALTO services should augment knowledge collected using the Ping and Traceroute tools (Rocketfuel measurement technique). To determine at what setting of the abstraction level (Router to PID aggregation) of an ALTO server it still delivers usable information that extends data collected via Ping and Traceroute.</text:p>
      <text:p text:style-name="Standard">To estimate the abstraction level, I am writing a framework that lets me create two views of the “known truth” i.e. my network layout. The views will be an ALTO view and a view created using the Rocketfuel measurement technique that builds upon the Ping and Traceroute tools. In the end the results will be used for comparison and merged in effort to reveal additional nodes or edges. </text:p>
      <text:p text:style-name="Standard">Through the use of parameters that model the “star-inference” found in Internet measurement today I am creating a scenario where a certain percentage of the networks infrastructure appears hidden <text:s/>to determine if and at what abstraction level an ALTO can provide data towards revealing hidden infrastructure.</text:p>
      <text:p text:style-name="Standard">The way I am organizing the different scenarios is not yet defined and will be worked out and set out.</text:p>
      <text:p text:style-name="Standard">To evaluate my results I'm going to use the parameters edge- and node count from the different/merged view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electa </meta:initial-creator>
    <meta:creation-date>2014-04-11T13:00:00</meta:creation-date>
    <dc:date>2014-05-07T18:46:06</dc:date>
    <dc:creator>Johannes </dc:creator>
    <meta:editing-duration>PT13H7M25S</meta:editing-duration>
    <meta:editing-cycles>16</meta:editing-cycles>
    <meta:generator>LibreOffice/3.5$Linux_X86_64 LibreOffice_project/350m1$Build-2</meta:generator>
    <meta:document-statistic meta:table-count="0" meta:image-count="0" meta:object-count="0" meta:page-count="1" meta:paragraph-count="7" meta:word-count="315" meta:character-count="1959" meta:non-whitespace-character-count="1648"/>
  </office:meta>
</office:document-meta>
</file>